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margin-left="0.7cm" fo:margin-right="0.7cm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.7cm" fo:margin-right="0.7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.7cm" fo:margin-right="0.7cm" fo:text-align="start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.7cm" fo:margin-right="0.7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7cm" fo:margin-right="0.7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7cm" fo:margin-right="0.7cm" fo:text-align="end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7cm" fo:margin-right="0.7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7cm" fo:margin-right="0.7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7cm" fo:margin-right="0.7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7cm" fo:margin-right="0.7cm" fo:text-indent="0cm" style:auto-text-indent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7cm" fo:margin-right="0.7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margin-left="0.7cm" fo:margin-right="0.7cm" fo:text-align="center" style:justify-single-word="false" fo:text-indent="0cm" style:auto-text-indent="false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 style:parent-style-name="Standard" style:master-page-name="">
      <style:paragraph-properties fo:margin-left="0.7cm" fo:margin-right="0.7cm" fo:text-indent="0cm" style:auto-text-indent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/></text:p>
      <text:p text:style-name="P16">Московский государственный университет им. М.В. Ломоносова</text:p>
      <text:p text:style-name="P17"><text:span text:style-name="T2">Факультет биоинженерии и биоинформатики</text:span></text:p>
      <text:p text:style-name="P6"><text:span text:style-name="T2"/></text:p>
      <text:p text:style-name="P6"><text:span text:style-name="T2"/></text:p>
      <text:p text:style-name="P7"><text:span text:style-name="T2">Компьютерная модель Ходжина-Хаксли</text:span></text:p>
      <text:p text:style-name="P9"><text:span text:style-name="T2"/></text:p>
      <text:p text:style-name="P9"><text:span text:style-name="T2"/></text:p>
      <text:p text:style-name="P10"><text:span text:style-name="T2">Отчет по малому практикуму</text:span></text:p>
      <text:p text:style-name="P9"><text:span text:style-name="T2"/></text:p>
      <text:p text:style-name="P9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Студента </text:span><text:span text:style-name="T1">II </text:span><text:span text:style-name="T2">курса</text:span></text:p>
      <text:p text:style-name="P11"><text:span text:style-name="T2">Орехова Н.А.</text:span></text:p>
      <text:p text:style-name="P11"><text:span text:style-name="T2"/></text:p>
      <text:p text:style-name="P11"><text:span text:style-name="T2">Преподаватель:</text:span></text:p>
      <text:p text:style-name="P11"><text:span text:style-name="T2">Манченко Д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4"><text:span text:style-name="T2">Москва - 2024</text:span></text:p>
      <text:p text:style-name="P8"><text:soft-page-break/><text:span text:style-name="T2">Введение:</text:span></text:p>
      <text:p text:style-name="P12"><text:span text:style-name="T2">Возбудимость — специфический ответ клетки на стимул. В случае нервных клеток ответом может быть развитие потенциала действия (ПД) и его распространение. Изначальный потенциал невозбужденной клетки называется потенциал покоя (ПП). При воздействии стимула активируются натриевые каналы, что изменяет потенциал на мембране, вызывая деполяризацию. В случае достижения зарядом клетки критического уровня деполяризации (КУД) происходит лавинообразная активация натриевых каналов. Параллельно идет ток калиевых ионов через калиевые каналы, и при деактивации натриевых каналов начинается реполяризация. Далее возможна гиперполяризация — ток калиевых ионов снижает заряд ниже ПП. Во время и после генерации ПД наблюдается рефрактерность — клетка не реагирует на новый стимул.</text:span></text:p>
      <text:p text:style-name="P8"><text:span text:style-name="T2">Цели и задачи:</text:span></text:p>
      <text:p text:style-name="P12"><text:span text:style-name="T2">Исследования возникновения ПД при различных возбудителях и факторах.</text:span></text:p>
      <text:list xml:id="list5354442220905716217" text:style-name="L2">
        <text:list-item>
          <text:p text:style-name="P4"><text:span text:style-name="T2">Определение зависимости амплитуды ПД от силы стимула</text:span></text:p>
        </text:list-item>
        <text:list-item>
          <text:p text:style-name="P4"><text:span text:style-name="T2">Определение зависимости порога раздражения от длительности стимула</text:span></text:p>
        </text:list-item>
        <text:list-item>
          <text:p text:style-name="P4"><text:span text:style-name="T2">Определение длительности фаз абсолютной и относительной рефрактерности</text:span></text:p>
        </text:list-item>
        <text:list-item>
          <text:p text:style-name="P4"><text:span text:style-name="T2">Исследование влияния ТТХ, ТЭА и вератридина на ПД</text:span></text:p>
        </text:list-item>
        <text:list-item>
          <text:p text:style-name="P5"><text:span text:style-name="T3">Исследование зависимости амплитуды ПД от наружной концентрации ионов натрия</text:span></text:p>
        </text:list-item>
      </text:list>
      <text:p text:style-name="P8"><text:span text:style-name="T2">Методы:</text:span></text:p>
      <text:p text:style-name="P12"><text:span text:style-name="T2">Компьютерная модель, основанная на уравнениях Ходжкина-Хаксли</text:span></text:p>
      <text:p text:style-name="P8"><text:span text:style-name="T2">Результаты и обсуждение:<text:tab/></text:span></text:p>
      <text:p text:style-name="P15">Зависимость амплитуды ПД от силы стимула:</text:p>
      <text:p text:style-name="P13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"><text:span text:style-name="T2">Введение</text:span></text:p>
      <text:p text:style-name="P3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27T19:45:16.45</meta:creation-date>
    <dc:date>2024-02-27T23:11:17.88</dc:date>
    <meta:editing-duration>PT3H9M50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3" meta:paragraph-count="23" meta:word-count="197" meta:character-count="1540"/>
  </office:meta>
</office:document-meta>
</file>